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722cm"/>
    </style:style>
    <style:style style:name="Tableau1.B" style:family="table-column">
      <style:table-column-properties style:column-width="5.465cm"/>
    </style:style>
    <style:style style:name="Tableau1.C" style:family="table-column">
      <style:table-column-properties style:column-width="8.81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Référence : Article 150 VH bis du CGI</text:span></text:h>
      <text:p text:style-name="Text_20_body">(Source officielle : <text:a xlink:type="simple" xlink:href="https://www.legifrance.gouv.fr/codes/article_lc/LEGIARTI000038612228/?utm_source=chatgpt.com" office:target-frame-name="_new" xlink:show="replace" text:style-name="Internet_20_link" text:visited-style-name="Visited_20_Internet_20_Link">Legifrance – Article 150 VH bis</text:a>)</text:p>
      <text:p text:style-name="Quotations"><text:span text:style-name="Emphasis">« La plus-value imposable est égale à la différence entre le prix de cession et le prix total d’acquisition du portefeuille, affecté du rapport entre le prix de cession et la valeur globale de ce portefeuille. »</text:span></text:p>
      <text:p text:style-name="Horizontal_20_Line"/>
      <text:h text:style-name="Heading_20_2" text:outline-level="2">📘 <text:span text:style-name="Strong_20_Emphasis">Formule mathématique officielle</text:span></text:h>
      <text:p text:style-name="P1">Plus-value imposable=Pc−(Pa×PcVp)\text{Plus-value imposable} = P_c - \left( P_a \times \frac{P_c}{V_p} \right)Plus-value imposable=Pc​−(Pa​×Vp​Pc​​) </text:p>
      <text:p text:style-name="Horizontal_20_Line"/>
      <text:h text:style-name="Heading_20_3" text:outline-level="3">Où :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Symbole</text:p>
            </table:table-cell>
            <table:table-cell table:style-name="Tableau1.A1" office:value-type="string">
              <text:p text:style-name="Table_20_Heading">Signification</text:p>
            </table:table-cell>
            <table:table-cell table:style-name="Tableau1.A1" office:value-type="string">
              <text:p text:style-name="Table_20_Heading">Définition fiscale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P&lt;sub&gt;c&lt;/sub&gt;</text:span></text:p>
          </table:table-cell>
          <table:table-cell table:style-name="Tableau1.A1" office:value-type="string">
            <text:p text:style-name="Table_20_Contents">Prix de cession</text:p>
          </table:table-cell>
          <table:table-cell table:style-name="Tableau1.A1" office:value-type="string">
            <text:p text:style-name="Table_20_Contents">Montant reçu lors du retrait ou de la vente (en €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P&lt;sub&gt;a&lt;/sub&gt;</text:span></text:p>
          </table:table-cell>
          <table:table-cell table:style-name="Tableau1.A1" office:value-type="string">
            <text:p text:style-name="Table_20_Contents">Prix total d’acquisition du portefeuille</text:p>
          </table:table-cell>
          <table:table-cell table:style-name="Tableau1.A1" office:value-type="string">
            <text:p text:style-name="Table_20_Contents">Somme de tous les dépôts initiaux et acquisitions en crypto (en €)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V&lt;sub&gt;p&lt;/sub&gt;</text:span></text:p>
          </table:table-cell>
          <table:table-cell table:style-name="Tableau1.A1" office:value-type="string">
            <text:p text:style-name="Table_20_Contents">Valeur globale du portefeuille</text:p>
          </table:table-cell>
          <table:table-cell table:style-name="Tableau1.A1" office:value-type="string">
            <text:p text:style-name="Table_20_Contents">Valeur totale du portefeuille au moment de la cession (en €)</text:p>
          </table:table-cell>
        </table:table-row>
      </table:table>
      <text:p text:style-name="Horizontal_20_Line"/>
      <text:h text:style-name="Heading_20_3" text:outline-level="3">📈 Exemple concret</text:h>
      <text:p text:style-name="Text_20_body">Supposons :</text:p>
      <text:list text:style-name="L1">
        <text:list-item>
          <text:p text:style-name="P2">Tu as investi 10 000 € au total (Pₐ = 10 000)</text:p>
        </text:list-item>
        <text:list-item>
          <text:p text:style-name="P2">La valeur totale de ton portefeuille au moment du retrait est de 15 000 € (Vₚ = 15 000)</text:p>
        </text:list-item>
        <text:list-item>
          <text:p text:style-name="P2">Tu retires 3 000 € en euros (P𝚌 = 3 000)</text:p>
        </text:list-item>
      </text:list>
      <text:p text:style-name="Text_20_body">Alors :</text:p>
      <text:p text:style-name="Text_20_body">Plus-value imposable=3000−(10000×300015000)\text{Plus-value imposable} = 3 000 - (10 000 × \frac{3 000}{15 000})Plus-value imposable=3000−(10000×150003000​) Plus-value imposable=3000−2000=1000€\text{Plus-value imposable} = 3 000 - 2 000 = 1 000 €Plus-value imposable=3000−2000=1000€ </text:p>
      <text:p text:style-name="Text_20_body">➡️ Donc, ta <text:span text:style-name="Strong_20_Emphasis">plus-value imposable est de 1 000 €</text:span>, soumise à la <text:span text:style-name="Strong_20_Emphasis">flat tax de 30 %</text:span><text:line-break/>(soit <text:span text:style-name="Strong_20_Emphasis">300 € d’impôt</text:span>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06:31:50.975887800</meta:creation-date>
    <dc:date>2025-10-22T06:32:05.828757800</dc:date>
    <meta:editing-duration>PT15S</meta:editing-duration>
    <meta:editing-cycles>1</meta:editing-cycles>
    <meta:document-statistic meta:table-count="1" meta:image-count="0" meta:object-count="0" meta:page-count="1" meta:paragraph-count="26" meta:word-count="212" meta:character-count="1417" meta:non-whitespace-character-count="1088"/>
    <meta:generator>LibreOffice/25.2.5.2$Windows_X86_64 LibreOffice_project/03d19516eb2e1dd5d4ccd751a0d6f35f35e08022</meta:generator>
  </office:meta>
</office:document-meta>
</file>